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roid Sans Mono" svg:font-family="'Droid Sans Mono', monospace, monospace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  <style:font-face style:name="serif" svg:font-family="serif"/>
  </office:font-face-decls>
  <office:automatic-styles>
    <style:style style:name="P1" style:family="paragraph" style:parent-style-name="Standard">
      <style:text-properties officeooo:rsid="0014eff9" officeooo:paragraph-rsid="0014eff9"/>
    </style:style>
    <style:style style:name="P2" style:family="paragraph" style:parent-style-name="Standard" style:list-style-name="L1">
      <style:text-properties officeooo:rsid="0014eff9" officeooo:paragraph-rsid="0014eff9"/>
    </style:style>
    <style:style style:name="P3" style:family="paragraph" style:parent-style-name="Standard" style:list-style-name="L2">
      <style:text-properties officeooo:rsid="0014eff9" officeooo:paragraph-rsid="0014eff9"/>
    </style:style>
    <style:style style:name="P4" style:family="paragraph" style:parent-style-name="Standard" style:list-style-name="L3">
      <style:text-properties officeooo:rsid="0014eff9" officeooo:paragraph-rsid="0014eff9"/>
    </style:style>
    <style:style style:name="P5" style:family="paragraph" style:parent-style-name="Standard" style:list-style-name="L1">
      <style:text-properties officeooo:paragraph-rsid="0014eff9"/>
    </style:style>
    <style:style style:name="P6" style:family="paragraph" style:parent-style-name="Standard" style:list-style-name="L2">
      <style:text-properties officeooo:paragraph-rsid="0014eff9"/>
    </style:style>
    <style:style style:name="P7" style:family="paragraph" style:parent-style-name="Standard" style:list-style-name="L2">
      <style:text-properties style:use-window-font-color="true" loext:opacity="0%" officeooo:rsid="0014eff9" officeooo:paragraph-rsid="0014eff9" fo:background-color="transparent"/>
    </style:style>
    <style:style style:name="P8" style:family="paragraph" style:parent-style-name="Standard" style:list-style-name="L2">
      <style:text-properties style:use-window-font-color="true" loext:opacity="0%" officeooo:paragraph-rsid="0014eff9" fo:background-color="transparent"/>
    </style:style>
    <style:style style:name="P9" style:family="paragraph" style:parent-style-name="Standard">
      <style:text-properties fo:font-weight="bold" officeooo:rsid="0014eff9" officeooo:paragraph-rsid="0014eff9" style:font-weight-asian="bold" style:font-weight-complex="bold"/>
    </style:style>
    <style:style style:name="T1" style:family="text">
      <style:text-properties officeooo:rsid="0014eff9"/>
    </style:style>
    <style:style style:name="T2" style:family="text">
      <style:text-properties fo:font-variant="normal" fo:text-transform="none" style:font-name="sans-serif" fo:font-size="12pt" fo:letter-spacing="normal" fo:font-style="normal" fo:font-weight="normal"/>
    </style:style>
    <style:style style:name="T3" style:family="text">
      <style:text-properties fo:font-variant="normal" fo:text-transform="none" style:font-name="serif" fo:font-size="12pt" fo:letter-spacing="normal" fo:font-style="normal" fo:font-weight="normal"/>
    </style:style>
    <style:style style:name="T4" style:family="text">
      <style:text-properties fo:color="#cccccc" loext:opacity="100%" style:font-name="Droid Sans Mono" fo:font-size="9pt" fo:font-weight="normal"/>
    </style:style>
    <style:style style:name="T5" style:family="text">
      <style:text-properties fo:color="#cccccc" loext:opacity="100%" style:font-name="Droid Sans Mono" fo:font-size="9pt" fo:font-weight="normal" fo:background-color="#1f1f1f" loext:char-shading-value="0"/>
    </style:style>
    <style:style style:name="T6" style:family="text">
      <style:text-properties style:font-name="Droid Sans Mono" fo:font-size="9pt" fo:font-weight="normal"/>
    </style:style>
    <style:style style:name="T7" style:family="text">
      <style:text-properties style:use-window-font-color="true" loext:opacity="0%" style:font-name="Droid Sans Mono" fo:font-size="9pt" fo:font-weight="normal" officeooo:rsid="0014eff9" fo:background-color="transparent" loext:char-shading-value="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chaque action faire un commit</text:p>
      <text:p text:style-name="P1"/>
      <text:p text:style-name="P9">Développement</text:p>
      <text:list xml:id="list2734079250" text:style-name="L1">
        <text:list-item>
          <text:p text:style-name="P2">créer un projet svelt et vite</text:p>
          <text:list>
            <text:list-item>
              <text:p text:style-name="P2">ajouter une fonction compteur</text:p>
            </text:list-item>
            <text:list-item>
              <text:p text:style-name="P2">ajouter un formulaire</text:p>
            </text:list-item>
          </text:list>
        </text:list-item>
        <text:list-item>
          <text:p text:style-name="P2">tester des fonctions avec jest ou vitest</text:p>
        </text:list-item>
        <text:list-item>
          <text:p text:style-name="P2">ajouter les variables environnement (installer axio)</text:p>
        </text:list-item>
        <text:list-item>
          <text:p text:style-name="P2">contrôler les champs avec zod </text:p>
        </text:list-item>
      </text:list>
      <text:p text:style-name="P1"/>
      <text:p text:style-name="P9">Déploiement CI/CD</text:p>
      <text:list xml:id="list202328805411991" text:continue-numbering="true" text:style-name="L1">
        <text:list-item>
          <text:p text:style-name="P2">déploiement</text:p>
          <text:list>
            <text:list-item>
              <text:p text:style-name="P2">avec github page déploiement manuel</text:p>
            </text:list-item>
            <text:list-item>
              <text:p text:style-name="P2">avec github page déploiement automatique</text:p>
            </text:list-item>
            <text:list-item>
              <text:p text:style-name="P5"><text:span text:style-name="T1">avec </text:span><text:span text:style-name="T3">Netlify</text:span> </text:p>
            </text:list-item>
            <text:list-item>
              <text:p text:style-name="P5"><text:span text:style-name="T1">avec </text:span><text:span text:style-name="T3">Vercel</text:span> </text:p>
              <text:p text:style-name="P5"/>
            </text:list-item>
          </text:list>
        </text:list-item>
      </text:list>
      <text:p text:style-name="P9">Mise en production et contrôle</text:p>
      <text:list xml:id="list1625558687" text:style-name="L2">
        <text:list-item>
          <text:p text:style-name="P3">exécuter un build de production</text:p>
        </text:list-item>
        <text:list-item>
          <text:p text:style-name="P3">contrôler le code avec Eslint et Prettier</text:p>
        </text:list-item>
        <text:list-item>
          <text:p text:style-name="P7">analyser la taille du bundles et optimiser les performances</text:p>
          <text:list>
            <text:list-item>
              <text:p text:style-name="P8"><text:span text:style-name="T1">integrer </text:span><text:span text:style-name="T6">visualizer</text:span></text:p>
            </text:list-item>
            <text:list-item>
              <text:p text:style-name="P3"><text:span text:style-name="T2">source-map-explore</text:span><text:span text:style-name="T6"> </text:span></text:p>
            </text:list-item>
          </text:list>
        </text:list-item>
        <text:list-item>
          <text:p text:style-name="P6"><text:span text:style-name="T7">integrer legacy pour rebdre compatbile avec les ancien navigateur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roid Sans Mono" svg:font-family="'Droid Sans Mono', monospace, monospace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4T16:11:50.041000000</meta:creation-date>
    <dc:date>2024-10-24T20:23:26.972000000</dc:date>
    <meta:editing-duration>PT4H11M38S</meta:editing-duration>
    <meta:editing-cycles>1</meta:editing-cycles>
    <meta:document-statistic meta:table-count="0" meta:image-count="0" meta:object-count="0" meta:page-count="1" meta:paragraph-count="22" meta:word-count="111" meta:character-count="658" meta:non-whitespace-character-count="582"/>
    <meta:generator>LibreOffice/7.4.3.2$Windows_X86_64 LibreOffice_project/1048a8393ae2eeec98dff31b5c133c5f1d08b890</meta:generator>
  </office:meta>
</office:document-meta>
</file>